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itle">
      <style:text-properties fo:font-size="20pt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1e9fa0" style:font-size-asian="16pt" style:font-size-complex="16pt"/>
    </style:style>
    <style:style style:name="T1" style:family="text">
      <style:text-properties officeooo:rsid="0019b33f"/>
    </style:style>
    <style:style style:name="T2" style:family="text">
      <style:text-properties officeooo:rsid="001aca8d"/>
    </style:style>
    <style:style style:name="T3" style:family="text">
      <style:text-properties officeooo:rsid="001e51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第六次实验：决策树</text:p>
      <text:p text:style-name="P1">基本要求：</text:p>
      <text:p text:style-name="P1"><text:span text:style-name="T2">1. <text:s/></text:span>基于 Watermelon-train1 数据集(只有离散属性)构造 ID3 决策树；</text:p>
      <text:p text:style-name="P1"><text:span text:style-name="T2">2. <text:s/></text:span>基于构造的 ID3 决策树，对数据集 Watermelon-test1 进行预测，输出分类精度；</text:p>
      <text:p text:style-name="P1"/>
      <text:p text:style-name="P1">中级要求:</text:p>
      <text:p text:style-name="P1"><text:span text:style-name="T2">1. <text:s/></text:span>基于 Watermelon-train2 数据集构造C<text:span text:style-name="T3">4.5或者CART</text:span>决策树，要求可以处理连续型属性；</text:p>
      <text:p text:style-name="P1"><text:span text:style-name="T2">2. <text:s/></text:span>基于构造的决策树，对数据集 Watermelon-test2 进行预测，输出分类精度；</text:p>
      <text:p text:style-name="P1"/>
      <text:p text:style-name="P1">高级要求：</text:p>
      <text:p text:style-name="P4">使用任意的剪枝算法对构造的决策树进行剪枝，观察测试集合的分类精度是否有提升，给出分析过程；</text:p>
      <text:p text:style-name="P1"/>
      <text:p text:style-name="P1"/>
      <text:p text:style-name="P1">注：第六次作业截止时间： 201<text:span text:style-name="T1">9. 5.14</text:span></text:p>
      <text:p text:style-name="P1"/>
      <text:p text:style-name="P1">参考资料：https://blog.csdn.net/yinyu19950811/article/details/8957546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8:29:06.399540379</meta:creation-date>
    <dc:date>2019-04-30T12:38:03.157835982</dc:date>
    <meta:editing-duration>P2DT2H48M53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95" meta:character-count="359" meta:non-whitespace-character-count="337"/>
  </office:meta>
</office:document-meta>
</file>